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</text:p>
      <text:p text:style-name="P1"/>
      <text:p text:style-name="P4">El objetivo es construir un sistema que simule el juego “GranDT” creado por clarín.</text:p>
      <text:p text:style-name="P4"/>
      <text:p text:style-name="P4"/>
      <text:p text:style-name="P1">Alcance</text:p>
      <text:p text:style-name="P1"/>
      <text:p text:style-name="P3">Funcionalidades que el sistema contemplará:</text:p>
      <text:list xml:id="list1575652924434606895" text:style-name="L1">
        <text:list-item>
          <text:p text:style-name="P6">El sistema tendrá funcionalidades que permitan:</text:p>
          <text:list>
            <text:list-item>
              <text:p text:style-name="P6">Crear un usuario regristrado.</text:p>
            </text:list-item>
            <text:list-item>
              <text:p text:style-name="P6">Dar de baja un usuario registrado.</text:p>
            </text:list-item>
            <text:list-item>
              <text:p text:style-name="P6">Crear y modificar un equipo de un usuario registrado (mientras no haya comenzado el torneo).</text:p>
            </text:list-item>
            <text:list-item>
              <text:p text:style-name="P6">Consultar los usuarios registrados y sus datos (equipo, posición en el torneo, etc).</text:p>
            </text:list-item>
            <text:list-item>
              <text:p text:style-name="P6">Crear, modificar o eliminar un torneo para los usuarios con los privilegios necesarios.</text:p>
            </text:list-item>
            <text:list-item>
              <text:p text:style-name="P6">Crear, modificar o eliminar un subtorneo del torneo principal para los usuarios con los privilegios necesarios.</text:p>
            </text:list-item>
            <text:list-item>
              <text:p text:style-name="P6">Crear y modificar planteles y jugadores para los usuarios con los privilegios necesarios para hacerlo.</text:p>
            </text:list-item>
            <text:list-item>
              <text:p text:style-name="P6">Cargar datos de una fecha en particular a los jugadores de cada plantel.</text:p>
            </text:list-item>
            <text:list-item>
              <text:p text:style-name="P6">Consultar los planteles y jugadores disponibles en el juego.</text:p>
            </text:list-item>
            <text:list-item>
              <text:p text:style-name="P6">Realizar cambios en el equipo de un usuario según el reglamento lo permita y la fecha no haya comenzado.</text:p>
            </text:list-item>
            <text:list-item>
              <text:p text:style-name="P6">Consultar el resultado de una fecha de algún torneo o apuesta.</text:p>
            </text:list-item>
            <text:list-item>
              <text:p text:style-name="P6">Consultar las posiciones generales de algún torneo o apuesta.</text:p>
            </text:list-item>
            <text:list-item>
              <text:p text:style-name="P6">Crear, modificar, eliminar o aceptar apuestas entre los usuarios.</text:p>
            </text:list-item>
            <text:list-item>
              <text:p text:style-name="P6">Calcular los puntajes al final de cada fecha actualizando, de forma automática, todos los torneos y apuestas creadas y asignando los premios correspondientes según el reglamento a los ganadores en los distintos torneos.</text:p>
            </text:list-item>
            <text:list-item>
              <text:p text:style-name="P6">Crear, editar o eliminar fechas con su respectica información para los usuarios con los privilegios necesarios.</text:p>
            </text:list-item>
            <text:list-item>
              <text:p text:style-name="P6">Finalizar un torneo o subtorneo calculando los resultados finales del mismo.</text:p>
            </text:list-item>
            <text:list-item>
              <text:p text:style-name="P6">Editar los parámetros del juego como cantidad de cambios disponibles o presupuesto inicial para los usuarios con los priviliegios necesarios.</text:p>
            </text:list-item>
            <text:list-item>
              <text:p text:style-name="P6">Editar los premios de cada torneo para los usuarios con los privilegios necesarios.</text:p>
            </text:list-item>
            <text:list-item>
              <text:p text:style-name="P6">Crear, editar y eliminar las formaciones posibles a utilizar en el juego.</text:p>
            </text:list-item>
            <text:list-item>
              <text:p text:style-name="P6">Crear y modificar la fecha actual que se esta jugando.</text:p>
            </text:list-item>
          </text:list>
        </text:list-item>
        <text:list-item>
          <text:p text:style-name="P6">El sistema notificará a un usuario cuando éste sea retado a una apuesta.</text:p>
        </text:list-item>
        <text:list-item>
          <text:p text:style-name="P6">El sistema notificará a los usuarios al iniciarse una fecha los cambios que los usuarios realizaron en sus equipo.</text:p>
        </text:list-item>
        <text:list-item>
          <text:p text:style-name="P6">El sistema notificará a los usuarios al finalizar una fecha los resultados de la misma.</text:p>
        </text:list-item>
        <text:list-item>
          <text:p text:style-name="P6">El sistema notificará a los usuarios al finalizar los torneos los resultados finales.</text:p>
        </text:list-item>
      </text:list>
      <text:p text:style-name="P4"/>
      <text:p text:style-name="P3">Funcionalidades que el sistema NO contemplará:</text:p>
      <text:list xml:id="list1005545080150519990" text:style-name="L2">
        <text:list-item>
          <text:p text:style-name="P7">El sistema no hará ninguna carga automática de datos, todos deberán ser ingresados por un usuario con privilegios para hacerlo.</text:p>
        </text:list-item>
      </text:list>
      <text:p text:style-name="P4"><text:soft-page-break/></text:p>
      <text:p text:style-name="P1">Hipótesis</text:p>
      <text:p text:style-name="P2"/>
      <text:list xml:id="list3093635175523755869" text:style-name="L3">
        <text:list-item>
          <text:p text:style-name="P8">No puede existir más de un torneo principal. Una vez creado sólo de podrá crear otro finalizando el mismo o eliminándolo.</text:p>
        </text:list-item>
        <text:list-item>
          <text:p text:style-name="P8">Los parámetros del juego que se podrán editar serán:</text:p>
          <text:list>
            <text:list-item>
              <text:p text:style-name="P8">Presupuesto inicial.</text:p>
            </text:list-item>
            <text:list-item>
              <text:p text:style-name="P8">Valor por gol de delantero.</text:p>
            </text:list-item>
            <text:list-item>
              <text:p text:style-name="P8">Valor por gol de volante.</text:p>
            </text:list-item>
            <text:list-item>
              <text:p text:style-name="P8">Valor por gol de defensor.</text:p>
            </text:list-item>
            <text:list-item>
              <text:p text:style-name="P8">Valor por gol de arquero.</text:p>
            </text:list-item>
            <text:list-item>
              <text:p text:style-name="P8">Valor por gol en contra.</text:p>
            </text:list-item>
            <text:list-item>
              <text:p text:style-name="P8">Valor por valla invicta.</text:p>
            </text:list-item>
            <text:list-item>
              <text:p text:style-name="P8">Valor por gol de penal.</text:p>
            </text:list-item>
            <text:list-item>
              <text:p text:style-name="P8">Valor por penal errado.</text:p>
            </text:list-item>
            <text:list-item>
              <text:p text:style-name="P8">Valor por penal atajado.</text:p>
            </text:list-item>
            <text:list-item>
              <text:p text:style-name="P8">Valor por amonestación.</text:p>
            </text:list-item>
            <text:list-item>
              <text:p text:style-name="P8">Valor por expulsion.</text:p>
            </text:list-item>
            <text:list-item>
              <text:p text:style-name="P8">Valor por chenemigo.</text:p>
            </text:list-item>
            <text:list-item>
              <text:p text:style-name="P8">Valor por Figura.</text:p>
            </text:list-item>
            <text:list-item>
              <text:p text:style-name="P8">Valor por gol recibido.</text:p>
            </text:list-item>
            <text:list-item>
              <text:p text:style-name="P8">Cantidad de cambios Gran DT disponibles.</text:p>
            </text:list-item>
            <text:list-item>
              <text:p text:style-name="P8">Cantidad de cambios internos disponibles.</text:p>
            </text:list-item>
            <text:list-item>
              <text:p text:style-name="P8">Cantidad de cambios de suplentes disponibles.</text:p>
            </text:list-item>
            <text:list-item>
              <text:p text:style-name="P8">Cantidad de cambios a elección disponibles. La elección será un parámetro configurable también.</text:p>
            </text:list-item>
            <text:list-item>
              <text:p text:style-name="P8">Formaciones posibles para utilizar.</text:p>
            </text:list-item>
            <text:list-item>
              <text:p text:style-name="P8">Cantidad máxima posible de jugadores de un mismo club que puede tener un participante en su equipo.</text:p>
            </text:list-item>
          </text:list>
        </text:list-item>
        <text:list-item>
          <text:p text:style-name="P8">Los parámetros de los premios de los torneos serán:</text:p>
          <text:list>
            <text:list-item>
              <text:p text:style-name="P8">Tipo de premio:</text:p>
              <text:list>
                <text:list-item>
                  <text:p text:style-name="P8">Posición a la que aplica (por ejemplo primer puesto).</text:p>
                </text:list-item>
                <text:list-item>
                  <text:p text:style-name="P8">Presupuesto adicional (puede ser un valor negativo).</text:p>
                </text:list-item>
                <text:list-item>
                  <text:p text:style-name="P8">Cambios Gran DT adicionales (puede ser un valor negativo).</text:p>
                </text:list-item>
                <text:list-item>
                  <text:p text:style-name="P8">Cambios internos adicionales (puede ser un valor negativo).</text:p>
                </text:list-item>
                <text:list-item>
                  <text:p text:style-name="P8">Cambios de suplentes adicionales (puede ser un valor negativo).</text:p>
                </text:list-item>
                <text:list-item>
                  <text:p text:style-name="P8">Premio a elección del usuario. Puede incluir cualquiera de los anteriores y también es un parámetro configurable. Es decir que se podrá decidir cuales son los premios posibles para la elección.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93cm" fo:margin-bottom="1.81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5T13:07:03</meta:creation-date>
    <dc:date>2016-01-08T15:50:10</dc:date>
    <meta:editing-duration>PT3H25M3S</meta:editing-duration>
    <meta:editing-cycles>11</meta:editing-cycles>
    <meta:generator>OpenOffice/4.1.2$Linux OpenOffice.org_project/412m3$Build-9782</meta:generator>
    <meta:document-statistic meta:table-count="0" meta:image-count="0" meta:object-count="0" meta:page-count="2" meta:paragraph-count="63" meta:word-count="664" meta:character-count="3921"/>
  </office:meta>
</office:document-meta>
</file>